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10/meta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text/xml" manifest:full-path="meta.xml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settings.xml"/>
  <manifest:file-entry manifest:media-type="text/xml" manifest:full-path="Object 9/meta.xml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2">
      <style:text-properties fo:font-weight="bold" style:font-weight-asian="bold" style:font-weight-complex="bold"/>
    </style:style>
    <style:style style:name="P3" style:family="paragraph" style:parent-style-name="Standard" style:list-style-name="L3">
      <style:text-properties fo:font-weight="bold" style:font-weight-asian="bold" style:font-weight-complex="bold"/>
    </style:style>
    <style:style style:name="P4" style:family="paragraph" style:parent-style-name="Standard" style:list-style-name="L5">
      <style:text-properties fo:font-weight="bold" style:font-weight-asian="bold" style:font-weight-complex="bold"/>
    </style:style>
    <style:style style:name="P5" style:family="paragraph" style:parent-style-name="Standard" style:list-style-name="L7">
      <style:text-properties fo:font-weight="bold" style:font-weight-asian="bold" style:font-weight-complex="bold"/>
    </style:style>
    <style:style style:name="P6" style:family="paragraph" style:parent-style-name="Standard" style:list-style-name="L9">
      <style:text-properties fo:font-weight="bold" style:font-weight-asian="bold" style:font-weight-complex="bold"/>
    </style:style>
    <style:style style:name="P7" style:family="paragraph" style:parent-style-name="Standard" style:list-style-name="L11">
      <style:text-properties fo:font-weight="bold" style:font-weight-asian="bold" style:font-weight-complex="bold"/>
    </style:style>
    <style:style style:name="P8" style:family="paragraph" style:parent-style-name="Standard" style:list-style-name="L13">
      <style:text-properties fo:font-weight="bold" style:font-weight-asian="bold" style:font-weight-complex="bold"/>
    </style:style>
    <style:style style:name="P9" style:family="paragraph" style:parent-style-name="Standard" style:list-style-name="L15">
      <style:text-properties fo:font-weight="bold" style:font-weight-asian="bold" style:font-weight-complex="bold"/>
    </style:style>
    <style:style style:name="P10" style:family="paragraph" style:parent-style-name="Standard" style:list-style-name="L17"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Standard" style:list-style-name="L1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Standard" style:list-style-name="L4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 style:list-style-name="L6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 style:list-style-name="L8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 style:list-style-name="L10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Standard" style:list-style-name="L12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Standard" style:list-style-name="L14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9" style:family="paragraph" style:parent-style-name="Standard" style:list-style-name="L16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0" style:family="paragraph" style:parent-style-name="Standard" style:list-style-name="L18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1" style:family="paragraph" style:parent-style-name="Standard" style:list-style-name="L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01300447" text:style-name="L1">
        <text:list-header>
          <text:p text:style-name="P12">1.Hclust Method : Complete,</text:p>
          <text:p text:style-name="P12"><text:s text:c="2"/>Dist method : Euclidean</text:p>
          <text:p text:style-name="P21"/>
          <text:p text:style-name="P21"/>
        </text:list-header>
      </text:list>
      <text:p text:style-name="P1"><draw:frame draw:style-name="fr1" draw:name="Object1" text:anchor-type="paragraph" svg:width="20.987cm" svg:height="9.072cm" draw:z-index="0"><draw:object xlink:href="./Object 1" xlink:type="simple" xlink:show="embed" xlink:actuate="onLoad"/><draw:image xlink:href="./ObjectReplacements/Object 1" xlink:type="simple" xlink:show="embed" xlink:actuate="onLoad"/></draw:frame>Observations :</text:p>
      <text:list xml:id="list660423123" text:style-name="L2">
        <text:list-item>
          <text:p text:style-name="P2">All grouped in separate clusters except EC6.3 occuring in multiple Clusters.</text:p>
        </text:list-item>
        <text:list-item>
          <text:p text:style-name="P2">In <text:span text:style-name="T1">Cluster 6 </text:span><text:span text:style-name="T2"><text:s/>EC </text:span><text:span text:style-name="T1">6.3.5.7</text:span><text:span text:style-name="T2"> <text:s/>appear next <text:s/>all EC 6.1 series elements. <text:s/>This is strange.</text:span></text:p>
        </text:list-item>
        <text:list-item>
          <text:p text:style-name="P2"><text:span text:style-name="T2">EC Blast result for has smilar Ecs with pvalues <text:s/>~0.80 (6.1.1.23,6.1.1.1 etc) but it has EC 2.4.1.139,2.5.1.6,3.1.1.4 closer to it. So maybe EC6.3.5.7 is miscalssified into EC6.3 or maybe as EC6 itself</text:span></text:p>
          <text:p text:style-name="P2"><text:span text:style-name="T2"/></text:p>
        </text:list-item>
      </text:list>
      <text:p text:style-name="P1"><text:span text:style-name="T2"/></text:p>
      <text:p text:style-name="P11"><text:span text:style-name="T2">2.Hclust method: Average</text:span></text:p>
      <text:p text:style-name="P11"><text:span text:style-name="T2"><text:s text:c="2"/>Distance Method: Euclidean</text:span></text:p>
      <text:p text:style-name="P11"><text:span text:style-name="T2"/></text:p>
      <text:p text:style-name="P1"><text:span text:style-name="T2"/></text:p>
      <text:p text:style-name="P1"><text:span text:style-name="T2"/></text:p>
      <text:p text:style-name="P1"><draw:frame draw:style-name="fr2" draw:name="Object2" text:anchor-type="paragraph" svg:width="21.001cm" svg:height="7.784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2"/></text:p>
      <text:p text:style-name="P1"><text:soft-page-break/>Observations:</text:p>
      <text:p text:style-name="P1"/>
      <text:list xml:id="list1265477644" text:style-name="L3">
        <text:list-item>
          <text:p text:style-name="P3">Cluster 8 has EC6.1 ,EC6.3 and EC 6.4 : The ECS are the following:</text:p>
        </text:list-item>
        <text:list-item>
          <text:p text:style-name="P3">EC: <text:span text:style-name="T1">6.3.5.7 , rest are EC 6.1 and then 6.4.1.1-6.4.1.5 and 6.4.1.7. 6.3.5.7 is theu again behaving like 6.1 (See obervations for graph1 )</text:span></text:p>
        </text:list-item>
      </text:list>
      <text:p text:style-name="P1"><text:span text:style-name="T1"/></text:p>
      <text:p text:style-name="P1"><text:span text:style-name="T1"/></text:p>
      <text:list xml:id="list2057642523" text:style-name="L4">
        <text:list-item>
          <text:p text:style-name="P13"><text:span text:style-name="T1">Hclust Method: Average</text:span></text:p>
          <text:p text:style-name="P13"><text:span text:style-name="T1">Distance Method : Minkowski</text:span></text:p>
        </text:list-item>
      </text:list>
      <text:p text:style-name="P1"><text:span text:style-name="T1"/></text:p>
      <text:p text:style-name="P1"><draw:frame draw:style-name="fr1" draw:name="Object3" text:anchor-type="paragraph" svg:width="21.001cm" svg:height="6.955cm" draw:z-index="2"><draw:object xlink:href="./Object 3" xlink:type="simple" xlink:show="embed" xlink:actuate="onLoad"/><draw:image xlink:href="./ObjectReplacements/Object 3" xlink:type="simple" xlink:show="embed" xlink:actuate="onLoad"/></draw:frame><text:span text:style-name="T1"/></text:p>
      <text:p text:style-name="P1"><text:span text:style-name="T1">Observations:</text:span></text:p>
      <text:list xml:id="list278491739" text:style-name="L5">
        <text:list-item>
          <text:p text:style-name="P4"><text:span text:style-name="T1">Cluster 8 is a mixed cluster with EC6.1,EC6.3&amp;EC6,4</text:span></text:p>
        </text:list-item>
        <text:list-item>
          <text:p text:style-name="P4"><text:span text:style-name="T1">Its exactly the same as the graph above</text:span></text:p>
        </text:list-item>
      </text:list>
      <text:p text:style-name="P1"><text:span text:style-name="T1"/></text:p>
      <text:p text:style-name="P1"><text:span text:style-name="T1"/></text:p>
      <text:list xml:id="list266367357" text:style-name="L6">
        <text:list-item>
          <text:p text:style-name="P14"><text:span text:style-name="T1">Hclust Method = ward</text:span></text:p>
          <text:p text:style-name="P14"><text:span text:style-name="T1">Distance Method = Euclidean</text:span></text:p>
        </text:list-item>
      </text:list>
      <text:p text:style-name="P1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Object4" text:anchor-type="paragraph" svg:width="16.066cm" svg:height="9.066cm" draw:z-index="3"><draw:object xlink:href="./Object 4" xlink:type="simple" xlink:show="embed" xlink:actuate="onLoad"/><draw:image xlink:href="./ObjectReplacements/Object 4" xlink:type="simple" xlink:show="embed" xlink:actuate="onLoad"/></draw:frame><text:soft-page-break/><text:span text:style-name="T1"> Observations:</text:span></text:p>
      <text:list xml:id="list659705253" text:style-name="L7">
        <text:list-item>
          <text:p text:style-name="P5"><text:span text:style-name="T1">Cluster 3 has EC6.1,EC6.3 : <text:s/>EC6.3.5.7 again!</text:span></text:p>
        </text:list-item>
        <text:list-item>
          <text:p text:style-name="P5"><text:span text:style-name="T1">Cluster 8 is a mixed cluster. EC6.6.EC6.5,EC6.4 and EC 6.3</text:span></text:p>
        </text:list-item>
      </text:list>
      <text:p text:style-name="P1"><text:span text:style-name="T1"/></text:p>
      <text:p text:style-name="P1"><text:span text:style-name="T1"/></text:p>
      <text:list xml:id="list849726492" text:style-name="L8">
        <text:list-item>
          <text:p text:style-name="P15"><text:span text:style-name="T1">Hclust Method : Ward</text:span></text:p>
          <text:p text:style-name="P15"><text:span text:style-name="T1">Distance Method : Canberra</text:span></text:p>
        </text:list-item>
      </text:list>
      <text:p text:style-name="P11"><text:span text:style-name="T1"/></text:p>
      <text:p text:style-name="P1"><draw:frame draw:style-name="fr2" draw:name="Object5" text:anchor-type="paragraph" svg:width="21.001cm" svg:height="7.586cm" draw:z-index="4"><draw:object xlink:href="./Object 5" xlink:type="simple" xlink:show="embed" xlink:actuate="onLoad"/><draw:image xlink:href="./ObjectReplacements/Object 5" xlink:type="simple" xlink:show="embed" xlink:actuate="onLoad"/></draw:frame><text:span text:style-name="T1">Observations:</text:span></text:p>
      <text:list xml:id="list1352065435" text:style-name="L9">
        <text:list-item>
          <text:p text:style-name="P6"><text:span text:style-name="T1">Cluster 7 is mixed with EC 6.3.3.4, EC 6.6.1.1, EC 6.1.1.1.15, EC 6.3.5.9, EC 6.3.5.6</text:span></text:p>
        </text:list-item>
        <text:list-item>
          <text:p text:style-name="P6"><text:span text:style-name="T1">Cluster 8 is mixed with EC 6.4.1.2 and rest EC 6.3</text:span></text:p>
        </text:list-item>
      </text:list>
      <text:p text:style-name="P1"><text:span text:style-name="T1"/></text:p>
      <text:p text:style-name="P1"><text:span text:style-name="T1"/></text:p>
      <text:p text:style-name="P11"><text:span text:style-name="T1"/></text:p>
      <text:list xml:id="list2171431606" text:style-name="L10">
        <text:list-item>
          <text:p text:style-name="P16"><text:span text:style-name="T1">Hclust method : Complete</text:span></text:p>
          <text:p text:style-name="P16"><text:span text:style-name="T1">Distance Method : Euclidean</text:span></text:p>
        </text:list-item>
      </text:list>
      <text:p text:style-name="P11"><text:span text:style-name="T1"/></text:p>
      <text:p text:style-name="P1"><draw:frame draw:style-name="fr2" draw:name="Object6" text:anchor-type="paragraph" svg:width="20.987cm" svg:height="9.072cm" draw:z-index="5"><draw:object xlink:href="./Object 6" xlink:type="simple" xlink:show="embed" xlink:actuate="onLoad"/><draw:image xlink:href="./ObjectReplacements/Object 6" xlink:type="simple" xlink:show="embed" xlink:actuate="onLoad"/></draw:frame><text:soft-page-break/><text:span text:style-name="T1">Observations :</text:span></text:p>
      <text:list xml:id="list757860708" text:style-name="L11">
        <text:list-item>
          <text:p text:style-name="P7"><text:span text:style-name="T1">Cluster 6 is mixed with : EC 6.3.5.7 with rest of EC 6.1</text:span></text:p>
        </text:list-item>
      </text:list>
      <text:p text:style-name="P1"><text:span text:style-name="T1"/></text:p>
      <text:p text:style-name="P1"><text:span text:style-name="T1"/></text:p>
      <text:list xml:id="list132138976" text:style-name="L12">
        <text:list-item>
          <text:p text:style-name="P17"><text:span text:style-name="T1">Hclust Method: Complete</text:span></text:p>
          <text:p text:style-name="P17"><text:span text:style-name="T1">Distance Method : Minkowski</text:span></text:p>
        </text:list-item>
      </text:list>
      <text:p text:style-name="P1"><text:span text:style-name="T1"/></text:p>
      <text:p text:style-name="P1"><draw:frame draw:style-name="fr2" draw:name="Object7" text:anchor-type="paragraph" svg:width="20.925cm" svg:height="7.978cm" draw:z-index="6"><draw:object xlink:href="./Object 7" xlink:type="simple" xlink:show="embed" xlink:actuate="onLoad"/><draw:image xlink:href="./ObjectReplacements/Object 7" xlink:type="simple" xlink:show="embed" xlink:actuate="onLoad"/></draw:frame><text:span text:style-name="T1">Observations :</text:span></text:p>
      <text:list xml:id="list893786577" text:style-name="L13">
        <text:list-item>
          <text:p text:style-name="P8"><text:span text:style-name="T1">Cluster 12 is mixed. EC6.3.5.7 and rest EC 6.1</text:span></text:p>
        </text:list-item>
      </text:list>
      <text:p text:style-name="P1"><text:span text:style-name="T1"/></text:p>
      <text:p text:style-name="P1"><text:span text:style-name="T1"/></text:p>
      <text:list xml:id="list1630050173" text:style-name="L14">
        <text:list-item>
          <text:p text:style-name="P18"><text:span text:style-name="T1">Hclust Method : Median</text:span></text:p>
          <text:p text:style-name="P18"><text:span text:style-name="T1">Distance Method : Manhattan</text:span></text:p>
        </text:list-item>
      </text:list>
      <text:p text:style-name="P1"><text:span text:style-name="T1"/></text:p>
      <text:p text:style-name="P1"><draw:frame draw:style-name="fr2" draw:name="Object8" text:anchor-type="paragraph" svg:width="16.064cm" svg:height="9.072cm" draw:z-index="7"><draw:object xlink:href="./Object 8" xlink:type="simple" xlink:show="embed" xlink:actuate="onLoad"/><draw:image xlink:href="./ObjectReplacements/Object 8" xlink:type="simple" xlink:show="embed" xlink:actuate="onLoad"/></draw:frame><text:soft-page-break/><text:span text:style-name="T1"/></text:p>
      <text:p text:style-name="P1"><text:span text:style-name="T1">Observations:</text:span></text:p>
      <text:list xml:id="list2095601296" text:style-name="L15">
        <text:list-item>
          <text:p text:style-name="P9"><text:span text:style-name="T1">All Clean Cluster</text:span></text:p>
        </text:list-item>
      </text:list>
      <text:p text:style-name="P1"><text:span text:style-name="T1"/></text:p>
      <text:p text:style-name="P1"><text:span text:style-name="T1"/></text:p>
      <text:p text:style-name="P1"><text:span text:style-name="T1"/></text:p>
      <text:list xml:id="list1500056199" text:style-name="L16">
        <text:list-item>
          <text:p text:style-name="P19"><text:span text:style-name="T1">Hclust Method : Median</text:span></text:p>
          <text:p text:style-name="P19"><text:span text:style-name="T1">Distance Method: Minkowski</text:span></text:p>
        </text:list-item>
      </text:list>
      <text:p text:style-name="P1"><text:span text:style-name="T1"/></text:p>
      <text:p text:style-name="P1"><text:span text:style-name="T1"/></text:p>
      <text:p text:style-name="P1"><draw:frame draw:style-name="fr2" draw:name="Object9" text:anchor-type="paragraph" svg:width="16.064cm" svg:height="9.068cm" draw:z-index="8"><draw:object xlink:href="./Object 9" xlink:type="simple" xlink:show="embed" xlink:actuate="onLoad"/><draw:image xlink:href="./ObjectReplacements/Object 9" xlink:type="simple" xlink:show="embed" xlink:actuate="onLoad"/></draw:frame><text:span text:style-name="T1"/></text:p>
      <text:p text:style-name="P1"><text:span text:style-name="T1">Observations :</text:span></text:p>
      <text:list xml:id="list1789420556" text:style-name="L17">
        <text:list-item>
          <text:p text:style-name="P10"><text:span text:style-name="T1">Cluster 5 mixed with EC 6.1, EC 6.3 and <text:s/>and EC6.4</text:span></text:p>
        </text:list-item>
      </text:list>
      <text:p text:style-name="P1"><text:span text:style-name="T1"/></text:p>
      <text:p text:style-name="P1"><text:span text:style-name="T1"/></text:p>
      <text:list xml:id="list200714443" text:style-name="L18">
        <text:list-item>
          <text:p text:style-name="P20"><text:soft-page-break/><text:span text:style-name="T1">Hclust Method : Centroid</text:span></text:p>
          <text:p text:style-name="P20"><text:span text:style-name="T1">Distance Method : Euclidean</text:span></text:p>
          <text:p text:style-name="P20"><text:span text:style-name="T1"/></text:p>
        </text:list-item>
      </text:list>
      <text:p text:style-name="P1"><draw:frame draw:style-name="fr1" draw:name="Object10" text:anchor-type="paragraph" svg:width="16.064cm" svg:height="9.07cm" draw:z-index="9"><draw:object xlink:href="./Object 10" xlink:type="simple" xlink:show="embed" xlink:actuate="onLoad"/><draw:image xlink:href="./ObjectReplacements/Object 10" xlink:type="simple" xlink:show="embed" xlink:actuate="onLoad"/></draw:frame><text:span text:style-name="T1">Observations :</text:span></text:p>
      <text:p text:style-name="P1"><text:span text:style-name="T1">1.Cluster 5 mixed u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ket </meta:initial-creator>
    <meta:creation-date>2012-07-04T14:31:23</meta:creation-date>
    <meta:generator>LibreOffice/3.5$Linux_x86 LibreOffice_project/350m1$Build-2</meta:generator>
    <dc:date>2012-07-04T17:49:05</dc:date>
    <dc:creator>saket </dc:creator>
    <meta:editing-duration>PT41M34S</meta:editing-duration>
    <meta:editing-cycles>4</meta:editing-cycles>
    <meta:document-statistic meta:table-count="0" meta:image-count="0" meta:object-count="10" meta:page-count="6" meta:paragraph-count="46" meta:word-count="308" meta:character-count="522" meta:non-whitespace-character-count="150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/>
      <style:text-properties fo:color="#1a1a1a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svg:stroke-color="#3c3c3c" draw:fill="none" draw:fill-color="#000000"/>
      <style:text-properties fo:color="#1a1a1a" fo:font-size="10pt" style:font-size-asian="10pt" style:font-family-complex="Arial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graphic-properties svg:stroke-color="#b3b3b3"/>
      <style:text-properties fo:color="#1a1a1a" fo:font-size="10pt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1a1a1a" fo:font-size="10pt" style:font-size-asian="10pt" style:font-family-complex="Arial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svg:stroke-color="#3c3c3c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svg:stroke-color="#3c3c3c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svg:stroke-color="#3c3c3c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svg:stroke-color="#3c3c3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svg:stroke-color="#3c3c3c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svg:stroke-color="#3c3c3c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20.986cm" svg:height="9.071cm" xlink:href="." xlink:type="simple" chart:class="chart:bar" chart:style-name="ch1">
        <chart:title svg:x="4.721cm" svg:y="0.317cm" chart:style-name="ch2">
          <text:p> hCluster Method= complete distance Method = euclidean</text:p>
        </chart:title>
        <chart:legend chart:legend-position="end" svg:x="19.278cm" svg:y="2.991cm" style:legend-expansion="high" chart:style-name="ch3"/>
        <chart:plot-area chart:style-name="ch4" chart:data-source-has-labels="both" svg:x="0.869cm" svg:y="1.639cm" svg:width="17.571cm" svg:height="6.831cm">
          <chartooo:coordinate-region svg:x="1.49cm" svg:y="1.838cm" svg:width="16.95cm" svg:height="5.985cm"/>
          <chart:axis chart:dimension="x" chart:name="primary-x" chart:style-name="ch5" chartooo:axis-type="auto">
            <chartooo:date-scale/>
            <chart:categories table:cell-range-address="local-table.$A$2:.$A$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0" chart:label-cell-address="local-table.$B$1" chart:class="chart:bar">
            <chart:data-point chart:repeated="9"/>
          </chart:series>
          <chart:series chart:style-name="ch9" chart:values-cell-range-address="local-table.$C$2:.$C$10" chart:label-cell-address="local-table.$C$1" chart:class="chart:bar">
            <chart:data-point chart:repeated="9"/>
          </chart:series>
          <chart:series chart:style-name="ch10" chart:values-cell-range-address="local-table.$D$2:.$D$10" chart:label-cell-address="local-table.$D$1" chart:class="chart:bar">
            <chart:data-point chart:repeated="9"/>
          </chart:series>
          <chart:series chart:style-name="ch11" chart:values-cell-range-address="local-table.$E$2:.$E$10" chart:label-cell-address="local-table.$E$1" chart:class="chart:bar">
            <chart:data-point chart:repeated="9"/>
          </chart:series>
          <chart:series chart:style-name="ch12" chart:values-cell-range-address="local-table.$F$2:.$F$10" chart:label-cell-address="local-table.$F$1" chart:class="chart:bar">
            <chart:data-point chart:repeated="9"/>
          </chart:series>
          <chart:series chart:style-name="ch13" chart:values-cell-range-address="local-table.$G$2:.$G$10" chart:label-cell-address="local-table.$G$1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</table:table-cell>
              <table:table-cell office:value-type="string">
                <text:p>EC6.2</text:p>
              </table:table-cell>
              <table:table-cell office:value-type="string">
                <text:p>EC6.3</text:p>
              </table:table-cell>
              <table:table-cell office:value-type="string">
                <text:p>EC6.4</text:p>
              </table:table-cell>
              <table:table-cell office:value-type="string">
                <text:p>EC6.5</text:p>
              </table:table-cell>
              <table:table-cell office:value-type="string">
                <text:p>EC6.6</text:p>
              </table:table-cell>
            </table:table-row>
          </table:table-header-rows>
          <table:table-rows>
            <table:table-row>
              <table:table-cell office:value-type="string">
                <text:p>Cluster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5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/>
      <style:text-properties fo:color="#1a1a1a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svg:stroke-color="#3c3c3c" draw:fill="none" draw:fill-color="#000000"/>
      <style:text-properties fo:color="#1a1a1a" fo:font-size="10pt" style:font-size-asian="10pt" style:font-family-complex="Arial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graphic-properties svg:stroke-color="#b3b3b3"/>
      <style:text-properties fo:color="#1a1a1a" fo:font-size="10pt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1a1a1a" fo:font-size="10pt" style:font-size-asian="10pt" style:font-family-complex="Arial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svg:stroke-color="#3c3c3c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svg:stroke-color="#3c3c3c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svg:stroke-color="#3c3c3c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svg:stroke-color="#3c3c3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svg:stroke-color="#3c3c3c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svg:stroke-color="#3c3c3c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16.063cm" svg:height="9.069cm" xlink:href="." xlink:type="simple" chart:class="chart:bar" chart:style-name="ch1">
        <chart:title svg:x="2.365cm" svg:y="0.317cm" chart:style-name="ch2">
          <text:p> hCluster Method= centroid distance Method = euclidean</text:p>
        </chart:title>
        <chart:legend chart:legend-position="end" svg:x="14.355cm" svg:y="2.99cm" style:legend-expansion="high" chart:style-name="ch3"/>
        <chart:plot-area chart:style-name="ch4" chart:data-source-has-labels="both" svg:x="0.771cm" svg:y="1.639cm" svg:width="12.942cm" svg:height="6.829cm">
          <chartooo:coordinate-region svg:x="1.392cm" svg:y="1.838cm" svg:width="12.321cm" svg:height="5.983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series chart:style-name="ch10" chart:values-cell-range-address="local-table.$D$2:.$D$7" chart:label-cell-address="local-table.$D$1" chart:class="chart:bar">
            <chart:data-point chart:repeated="6"/>
          </chart:series>
          <chart:series chart:style-name="ch11" chart:values-cell-range-address="local-table.$E$2:.$E$7" chart:label-cell-address="local-table.$E$1" chart:class="chart:bar">
            <chart:data-point chart:repeated="6"/>
          </chart:series>
          <chart:series chart:style-name="ch12" chart:values-cell-range-address="local-table.$F$2:.$F$7" chart:label-cell-address="local-table.$F$1" chart:class="chart:bar">
            <chart:data-point chart:repeated="6"/>
          </chart:series>
          <chart:series chart:style-name="ch13" chart:values-cell-range-address="local-table.$G$2:.$G$7" chart:label-cell-address="local-table.$G$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</table:table-cell>
              <table:table-cell office:value-type="string">
                <text:p>EC6.2</text:p>
              </table:table-cell>
              <table:table-cell office:value-type="string">
                <text:p>EC6.3</text:p>
              </table:table-cell>
              <table:table-cell office:value-type="string">
                <text:p>EC6.4</text:p>
              </table:table-cell>
              <table:table-cell office:value-type="string">
                <text:p>EC6.5</text:p>
              </table:table-cell>
              <table:table-cell office:value-type="string">
                <text:p>EC6.6</text:p>
              </table:table-cell>
            </table:table-row>
          </table:table-header-rows>
          <table:table-rows>
            <table:table-row>
              <table:table-cell office:value-type="string">
                <text:p>Cluster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/>
      <style:text-properties fo:color="#1a1a1a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svg:stroke-color="#3c3c3c" draw:fill="none" draw:fill-color="#000000"/>
      <style:text-properties fo:color="#1a1a1a" fo:font-size="10pt" style:font-size-asian="10pt" style:font-family-complex="Arial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graphic-properties svg:stroke-color="#b3b3b3"/>
      <style:text-properties fo:color="#1a1a1a" fo:font-size="10pt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1a1a1a" fo:font-size="10pt" style:font-size-asian="10pt" style:font-family-complex="Arial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svg:stroke-color="#3c3c3c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svg:stroke-color="#3c3c3c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svg:stroke-color="#3c3c3c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svg:stroke-color="#3c3c3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svg:stroke-color="#3c3c3c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svg:stroke-color="#3c3c3c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21cm" svg:height="7.783cm" xlink:href="." xlink:type="simple" chart:class="chart:bar" chart:style-name="ch1">
        <chart:title svg:x="4.9cm" svg:y="0.291cm" chart:style-name="ch2">
          <text:p>hCluster Method= average distance Method = euclidean</text:p>
        </chart:title>
        <chart:legend chart:legend-position="end" svg:x="19.291cm" svg:y="2.347cm" style:legend-expansion="high" chart:style-name="ch3"/>
        <chart:plot-area chart:style-name="ch4" chart:data-source-has-labels="both" svg:x="0.87cm" svg:y="1.535cm" svg:width="17.582cm" svg:height="5.673cm">
          <chartooo:coordinate-region svg:x="1.491cm" svg:y="1.735cm" svg:width="16.961cm" svg:height="4.826cm"/>
          <chart:axis chart:dimension="x" chart:name="primary-x" chart:style-name="ch5" chartooo:axis-type="auto">
            <chartooo:date-scale/>
            <chart:categories table:cell-range-address="local-table.$A$2:.$A$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9" chart:label-cell-address="local-table.$B$1" chart:class="chart:bar">
            <chart:data-point chart:repeated="8"/>
          </chart:series>
          <chart:series chart:style-name="ch9" chart:values-cell-range-address="local-table.$C$2:.$C$9" chart:label-cell-address="local-table.$C$1" chart:class="chart:bar">
            <chart:data-point chart:repeated="8"/>
          </chart:series>
          <chart:series chart:style-name="ch10" chart:values-cell-range-address="local-table.$D$2:.$D$9" chart:label-cell-address="local-table.$D$1" chart:class="chart:bar">
            <chart:data-point chart:repeated="8"/>
          </chart:series>
          <chart:series chart:style-name="ch11" chart:values-cell-range-address="local-table.$E$2:.$E$9" chart:label-cell-address="local-table.$E$1" chart:class="chart:bar">
            <chart:data-point chart:repeated="8"/>
          </chart:series>
          <chart:series chart:style-name="ch12" chart:values-cell-range-address="local-table.$F$2:.$F$9" chart:label-cell-address="local-table.$F$1" chart:class="chart:bar">
            <chart:data-point chart:repeated="8"/>
          </chart:series>
          <chart:series chart:style-name="ch13" chart:values-cell-range-address="local-table.$G$2:.$G$9" chart:label-cell-address="local-table.$G$1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</table:table-cell>
              <table:table-cell office:value-type="string">
                <text:p>EC6.2</text:p>
              </table:table-cell>
              <table:table-cell office:value-type="string">
                <text:p>EC6.3</text:p>
              </table:table-cell>
              <table:table-cell office:value-type="string">
                <text:p>EC6.4</text:p>
              </table:table-cell>
              <table:table-cell office:value-type="string">
                <text:p>EC6.5</text:p>
              </table:table-cell>
              <table:table-cell office:value-type="string">
                <text:p>EC6.6</text:p>
              </table:table-cell>
            </table:table-row>
          </table:table-header-rows>
          <table:table-rows>
            <table:table-row>
              <table:table-cell office:value-type="string">
                <text:p>Cluster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8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/>
      <style:text-properties fo:color="#1a1a1a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svg:stroke-color="#3c3c3c" draw:fill="none" draw:fill-color="#000000"/>
      <style:text-properties fo:color="#1a1a1a" fo:font-size="10pt" style:font-size-asian="10pt" style:font-family-complex="Arial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graphic-properties svg:stroke-color="#b3b3b3"/>
      <style:text-properties fo:color="#1a1a1a" fo:font-size="10pt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1a1a1a" fo:font-size="10pt" style:font-size-asian="10pt" style:font-family-complex="Arial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svg:stroke-color="#3c3c3c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svg:stroke-color="#3c3c3c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svg:stroke-color="#3c3c3c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svg:stroke-color="#3c3c3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svg:stroke-color="#3c3c3c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svg:stroke-color="#3c3c3c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21cm" svg:height="6.954cm" xlink:href="." xlink:type="simple" chart:class="chart:bar" chart:style-name="ch1">
        <chart:title svg:x="4.728cm" svg:y="0.275cm" chart:style-name="ch2">
          <text:p> hCluster Method= average distance Method = minkowski</text:p>
        </chart:title>
        <chart:legend chart:legend-position="end" svg:x="19.291cm" svg:y="1.933cm" style:legend-expansion="high" chart:style-name="ch3"/>
        <chart:plot-area chart:style-name="ch4" chart:data-source-has-labels="both" svg:x="0.87cm" svg:y="1.471cm" svg:width="17.582cm" svg:height="4.924cm">
          <chartooo:coordinate-region svg:x="1.491cm" svg:y="1.67cm" svg:width="16.961cm" svg:height="4.078cm"/>
          <chart:axis chart:dimension="x" chart:name="primary-x" chart:style-name="ch5" chartooo:axis-type="auto">
            <chartooo:date-scale/>
            <chart:categories table:cell-range-address="local-table.$A$2:.$A$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9" chart:label-cell-address="local-table.$B$1" chart:class="chart:bar">
            <chart:data-point chart:repeated="8"/>
          </chart:series>
          <chart:series chart:style-name="ch9" chart:values-cell-range-address="local-table.$C$2:.$C$9" chart:label-cell-address="local-table.$C$1" chart:class="chart:bar">
            <chart:data-point chart:repeated="8"/>
          </chart:series>
          <chart:series chart:style-name="ch10" chart:values-cell-range-address="local-table.$D$2:.$D$9" chart:label-cell-address="local-table.$D$1" chart:class="chart:bar">
            <chart:data-point chart:repeated="8"/>
          </chart:series>
          <chart:series chart:style-name="ch11" chart:values-cell-range-address="local-table.$E$2:.$E$9" chart:label-cell-address="local-table.$E$1" chart:class="chart:bar">
            <chart:data-point chart:repeated="8"/>
          </chart:series>
          <chart:series chart:style-name="ch12" chart:values-cell-range-address="local-table.$F$2:.$F$9" chart:label-cell-address="local-table.$F$1" chart:class="chart:bar">
            <chart:data-point chart:repeated="8"/>
          </chart:series>
          <chart:series chart:style-name="ch13" chart:values-cell-range-address="local-table.$G$2:.$G$9" chart:label-cell-address="local-table.$G$1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</table:table-cell>
              <table:table-cell office:value-type="string">
                <text:p>EC6.2</text:p>
              </table:table-cell>
              <table:table-cell office:value-type="string">
                <text:p>EC6.3</text:p>
              </table:table-cell>
              <table:table-cell office:value-type="string">
                <text:p>EC6.4</text:p>
              </table:table-cell>
              <table:table-cell office:value-type="string">
                <text:p>EC6.5</text:p>
              </table:table-cell>
              <table:table-cell office:value-type="string">
                <text:p>EC6.6</text:p>
              </table:table-cell>
            </table:table-row>
          </table:table-header-rows>
          <table:table-rows>
            <table:table-row>
              <table:table-cell office:value-type="string">
                <text:p>Cluster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8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/>
      <style:text-properties fo:color="#1a1a1a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svg:stroke-color="#3c3c3c" draw:fill="none" draw:fill-color="#000000"/>
      <style:text-properties fo:color="#1a1a1a" fo:font-size="10pt" style:font-size-asian="10pt" style:font-family-complex="Arial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graphic-properties svg:stroke-color="#b3b3b3"/>
      <style:text-properties fo:color="#1a1a1a" fo:font-size="10pt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1a1a1a" fo:font-size="10pt" style:font-size-asian="10pt" style:font-family-complex="Arial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svg:stroke-color="#3c3c3c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svg:stroke-color="#3c3c3c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svg:stroke-color="#3c3c3c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svg:stroke-color="#3c3c3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svg:stroke-color="#3c3c3c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svg:stroke-color="#3c3c3c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16.065cm" svg:height="9.066cm" xlink:href="." xlink:type="simple" chart:class="chart:bar" chart:style-name="ch1">
        <chart:title svg:x="2.684cm" svg:y="0.317cm" chart:style-name="ch2">
          <text:p> hCluster Method= ward distance Method = euclidean</text:p>
        </chart:title>
        <chart:legend chart:legend-position="end" svg:x="14.357cm" svg:y="2.989cm" style:legend-expansion="high" chart:style-name="ch3"/>
        <chart:plot-area chart:style-name="ch4" chart:data-source-has-labels="both" svg:x="0.771cm" svg:y="1.639cm" svg:width="12.944cm" svg:height="6.826cm">
          <chartooo:coordinate-region svg:x="1.392cm" svg:y="1.839cm" svg:width="12.323cm" svg:height="5.979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series chart:style-name="ch11" chart:values-cell-range-address="local-table.$E$2:.$E$5" chart:label-cell-address="local-table.$E$1" chart:class="chart:bar">
            <chart:data-point chart:repeated="4"/>
          </chart:series>
          <chart:series chart:style-name="ch12" chart:values-cell-range-address="local-table.$F$2:.$F$5" chart:label-cell-address="local-table.$F$1" chart:class="chart:bar">
            <chart:data-point chart:repeated="4"/>
          </chart:series>
          <chart:series chart:style-name="ch13" chart:values-cell-range-address="local-table.$G$2:.$G$5" chart:label-cell-address="local-table.$G$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</table:table-cell>
              <table:table-cell office:value-type="string">
                <text:p>EC6.2</text:p>
              </table:table-cell>
              <table:table-cell office:value-type="string">
                <text:p>EC6.3</text:p>
              </table:table-cell>
              <table:table-cell office:value-type="string">
                <text:p>EC6.4</text:p>
              </table:table-cell>
              <table:table-cell office:value-type="string">
                <text:p>EC6.5</text:p>
              </table:table-cell>
              <table:table-cell office:value-type="string">
                <text:p>EC6.6</text:p>
              </table:table-cell>
            </table:table-row>
          </table:table-header-rows>
          <table:table-rows>
            <table:table-row>
              <table:table-cell office:value-type="string">
                <text:p>Cluster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7">
                <text:p>67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/>
      <style:text-properties fo:color="#1a1a1a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svg:stroke-color="#3c3c3c" draw:fill="none" draw:fill-color="#000000"/>
      <style:text-properties fo:color="#1a1a1a" fo:font-size="10pt" style:font-size-asian="10pt" style:font-family-complex="Arial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graphic-properties svg:stroke-color="#b3b3b3"/>
      <style:text-properties fo:color="#1a1a1a" fo:font-size="10pt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1a1a1a" fo:font-size="10pt" style:font-size-asian="10pt" style:font-family-complex="Arial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svg:stroke-color="#3c3c3c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svg:stroke-color="#3c3c3c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svg:stroke-color="#3c3c3c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svg:stroke-color="#3c3c3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svg:stroke-color="#3c3c3c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svg:stroke-color="#3c3c3c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21cm" svg:height="7.586cm" xlink:href="." xlink:type="simple" chart:class="chart:bar" chart:style-name="ch1">
        <chart:title svg:x="5.284cm" svg:y="0.287cm" chart:style-name="ch2">
          <text:p>hCluster Method= ward distance Method = canberra</text:p>
        </chart:title>
        <chart:legend chart:legend-position="end" svg:x="19.291cm" svg:y="2.249cm" style:legend-expansion="high" chart:style-name="ch3"/>
        <chart:plot-area chart:style-name="ch4" chart:data-source-has-labels="both" svg:x="0.87cm" svg:y="1.519cm" svg:width="17.582cm" svg:height="5.496cm">
          <chartooo:coordinate-region svg:x="1.491cm" svg:y="1.718cm" svg:width="16.961cm" svg:height="4.65cm"/>
          <chart:axis chart:dimension="x" chart:name="primary-x" chart:style-name="ch5" chartooo:axis-type="auto">
            <chartooo:date-scale/>
            <chart:categories table:cell-range-address="local-table.$A$2:.$A$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1" chart:label-cell-address="local-table.$B$1" chart:class="chart:bar">
            <chart:data-point chart:repeated="10"/>
          </chart:series>
          <chart:series chart:style-name="ch9" chart:values-cell-range-address="local-table.$C$2:.$C$11" chart:label-cell-address="local-table.$C$1" chart:class="chart:bar">
            <chart:data-point chart:repeated="10"/>
          </chart:series>
          <chart:series chart:style-name="ch10" chart:values-cell-range-address="local-table.$D$2:.$D$11" chart:label-cell-address="local-table.$D$1" chart:class="chart:bar">
            <chart:data-point chart:repeated="10"/>
          </chart:series>
          <chart:series chart:style-name="ch11" chart:values-cell-range-address="local-table.$E$2:.$E$11" chart:label-cell-address="local-table.$E$1" chart:class="chart:bar">
            <chart:data-point chart:repeated="10"/>
          </chart:series>
          <chart:series chart:style-name="ch12" chart:values-cell-range-address="local-table.$F$2:.$F$11" chart:label-cell-address="local-table.$F$1" chart:class="chart:bar">
            <chart:data-point chart:repeated="10"/>
          </chart:series>
          <chart:series chart:style-name="ch13" chart:values-cell-range-address="local-table.$G$2:.$G$11" chart:label-cell-address="local-table.$G$1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</table:table-cell>
              <table:table-cell office:value-type="string">
                <text:p>EC6.2</text:p>
              </table:table-cell>
              <table:table-cell office:value-type="string">
                <text:p>EC6.3</text:p>
              </table:table-cell>
              <table:table-cell office:value-type="string">
                <text:p>EC6.4</text:p>
              </table:table-cell>
              <table:table-cell office:value-type="string">
                <text:p>EC6.5</text:p>
              </table:table-cell>
              <table:table-cell office:value-type="string">
                <text:p>EC6.6</text:p>
              </table:table-cell>
            </table:table-row>
          </table:table-header-rows>
          <table:table-rows>
            <table:table-row>
              <table:table-cell office:value-type="string">
                <text:p>Cluster1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5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uster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/>
      <style:text-properties fo:color="#1a1a1a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svg:stroke-color="#3c3c3c" draw:fill="none" draw:fill-color="#000000"/>
      <style:text-properties fo:color="#1a1a1a" fo:font-size="10pt" style:font-size-asian="10pt" style:font-family-complex="Arial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graphic-properties svg:stroke-color="#b3b3b3"/>
      <style:text-properties fo:color="#1a1a1a" fo:font-size="10pt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1a1a1a" fo:font-size="10pt" style:font-size-asian="10pt" style:font-family-complex="Arial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svg:stroke-color="#3c3c3c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svg:stroke-color="#3c3c3c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svg:stroke-color="#3c3c3c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svg:stroke-color="#3c3c3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svg:stroke-color="#3c3c3c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svg:stroke-color="#3c3c3c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20.986cm" svg:height="9.071cm" xlink:href="." xlink:type="simple" chart:class="chart:bar" chart:style-name="ch1">
        <chart:title svg:x="4.721cm" svg:y="0.317cm" chart:style-name="ch2">
          <text:p> hCluster Method= complete distance Method = euclidean</text:p>
        </chart:title>
        <chart:legend chart:legend-position="end" svg:x="19.278cm" svg:y="2.991cm" style:legend-expansion="high" chart:style-name="ch3"/>
        <chart:plot-area chart:style-name="ch4" chart:data-source-has-labels="both" svg:x="0.869cm" svg:y="1.639cm" svg:width="17.571cm" svg:height="6.831cm">
          <chartooo:coordinate-region svg:x="1.49cm" svg:y="1.838cm" svg:width="16.95cm" svg:height="5.985cm"/>
          <chart:axis chart:dimension="x" chart:name="primary-x" chart:style-name="ch5" chartooo:axis-type="auto">
            <chartooo:date-scale/>
            <chart:categories table:cell-range-address="local-table.$A$2:.$A$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0" chart:label-cell-address="local-table.$B$1" chart:class="chart:bar">
            <chart:data-point chart:repeated="9"/>
          </chart:series>
          <chart:series chart:style-name="ch9" chart:values-cell-range-address="local-table.$C$2:.$C$10" chart:label-cell-address="local-table.$C$1" chart:class="chart:bar">
            <chart:data-point chart:repeated="9"/>
          </chart:series>
          <chart:series chart:style-name="ch10" chart:values-cell-range-address="local-table.$D$2:.$D$10" chart:label-cell-address="local-table.$D$1" chart:class="chart:bar">
            <chart:data-point chart:repeated="9"/>
          </chart:series>
          <chart:series chart:style-name="ch11" chart:values-cell-range-address="local-table.$E$2:.$E$10" chart:label-cell-address="local-table.$E$1" chart:class="chart:bar">
            <chart:data-point chart:repeated="9"/>
          </chart:series>
          <chart:series chart:style-name="ch12" chart:values-cell-range-address="local-table.$F$2:.$F$10" chart:label-cell-address="local-table.$F$1" chart:class="chart:bar">
            <chart:data-point chart:repeated="9"/>
          </chart:series>
          <chart:series chart:style-name="ch13" chart:values-cell-range-address="local-table.$G$2:.$G$10" chart:label-cell-address="local-table.$G$1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</table:table-cell>
              <table:table-cell office:value-type="string">
                <text:p>EC6.2</text:p>
              </table:table-cell>
              <table:table-cell office:value-type="string">
                <text:p>EC6.3</text:p>
              </table:table-cell>
              <table:table-cell office:value-type="string">
                <text:p>EC6.4</text:p>
              </table:table-cell>
              <table:table-cell office:value-type="string">
                <text:p>EC6.5</text:p>
              </table:table-cell>
              <table:table-cell office:value-type="string">
                <text:p>EC6.6</text:p>
              </table:table-cell>
            </table:table-row>
          </table:table-header-rows>
          <table:table-rows>
            <table:table-row>
              <table:table-cell office:value-type="string">
                <text:p>Cluster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5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/>
      <style:text-properties fo:color="#1a1a1a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svg:stroke-color="#3c3c3c" draw:fill="none" draw:fill-color="#000000"/>
      <style:text-properties fo:color="#1a1a1a" fo:font-size="10pt" style:font-size-asian="10pt" style:font-family-complex="Arial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graphic-properties svg:stroke-color="#b3b3b3"/>
      <style:text-properties fo:color="#1a1a1a" fo:font-size="10pt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1a1a1a" fo:font-size="10pt" style:font-size-asian="10pt" style:font-family-complex="Arial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svg:stroke-color="#3c3c3c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svg:stroke-color="#3c3c3c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svg:stroke-color="#3c3c3c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svg:stroke-color="#3c3c3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svg:stroke-color="#3c3c3c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svg:stroke-color="#3c3c3c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20.924cm" svg:height="7.977cm" xlink:href="." xlink:type="simple" chart:class="chart:bar" chart:style-name="ch1">
        <chart:title svg:x="4.585cm" svg:y="0.295cm" chart:style-name="ch2">
          <text:p> hCluster Method= complete distance Method = minkowski</text:p>
        </chart:title>
        <chart:legend chart:legend-position="end" svg:x="19.216cm" svg:y="2.444cm" style:legend-expansion="high" chart:style-name="ch3"/>
        <chart:plot-area chart:style-name="ch4" chart:data-source-has-labels="both" svg:x="0.868cm" svg:y="1.551cm" svg:width="17.512cm" svg:height="5.847cm">
          <chartooo:coordinate-region svg:x="1.489cm" svg:y="1.75cm" svg:width="16.891cm" svg:height="4.603cm"/>
          <chart:axis chart:dimension="x" chart:name="primary-x" chart:style-name="ch5" chartooo:axis-type="auto">
            <chartooo:date-scale/>
            <chart:categories table:cell-range-address="local-table.$A$2:.$A$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5" chart:label-cell-address="local-table.$B$1" chart:class="chart:bar">
            <chart:data-point chart:repeated="14"/>
          </chart:series>
          <chart:series chart:style-name="ch9" chart:values-cell-range-address="local-table.$C$2:.$C$15" chart:label-cell-address="local-table.$C$1" chart:class="chart:bar">
            <chart:data-point chart:repeated="14"/>
          </chart:series>
          <chart:series chart:style-name="ch10" chart:values-cell-range-address="local-table.$D$2:.$D$15" chart:label-cell-address="local-table.$D$1" chart:class="chart:bar">
            <chart:data-point chart:repeated="14"/>
          </chart:series>
          <chart:series chart:style-name="ch11" chart:values-cell-range-address="local-table.$E$2:.$E$15" chart:label-cell-address="local-table.$E$1" chart:class="chart:bar">
            <chart:data-point chart:repeated="14"/>
          </chart:series>
          <chart:series chart:style-name="ch12" chart:values-cell-range-address="local-table.$F$2:.$F$15" chart:label-cell-address="local-table.$F$1" chart:class="chart:bar">
            <chart:data-point chart:repeated="14"/>
          </chart:series>
          <chart:series chart:style-name="ch13" chart:values-cell-range-address="local-table.$G$2:.$G$15" chart:label-cell-address="local-table.$G$1" chart:class="chart:bar"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</table:table-cell>
              <table:table-cell office:value-type="string">
                <text:p>EC6.2</text:p>
              </table:table-cell>
              <table:table-cell office:value-type="string">
                <text:p>EC6.3</text:p>
              </table:table-cell>
              <table:table-cell office:value-type="string">
                <text:p>EC6.4</text:p>
              </table:table-cell>
              <table:table-cell office:value-type="string">
                <text:p>EC6.5</text:p>
              </table:table-cell>
              <table:table-cell office:value-type="string">
                <text:p>EC6.6</text:p>
              </table:table-cell>
            </table:table-row>
          </table:table-header-rows>
          <table:table-rows>
            <table:table-row>
              <table:table-cell office:value-type="string">
                <text:p>Cluster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5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/>
      <style:text-properties fo:color="#1a1a1a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svg:stroke-color="#3c3c3c" draw:fill="none" draw:fill-color="#000000"/>
      <style:text-properties fo:color="#1a1a1a" fo:font-size="10pt" style:font-size-asian="10pt" style:font-family-complex="Arial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graphic-properties svg:stroke-color="#b3b3b3"/>
      <style:text-properties fo:color="#1a1a1a" fo:font-size="10pt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1a1a1a" fo:font-size="10pt" style:font-size-asian="10pt" style:font-family-complex="Arial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svg:stroke-color="#3c3c3c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svg:stroke-color="#3c3c3c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svg:stroke-color="#3c3c3c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svg:stroke-color="#3c3c3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svg:stroke-color="#3c3c3c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svg:stroke-color="#3c3c3c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16.063cm" svg:height="9.071cm" xlink:href="." xlink:type="simple" chart:class="chart:bar" chart:style-name="ch1">
        <chart:title svg:x="2.352cm" svg:y="0.317cm" chart:style-name="ch2">
          <text:p> hCluster Method= median distance Method = manhattan</text:p>
        </chart:title>
        <chart:legend chart:legend-position="end" svg:x="14.355cm" svg:y="2.991cm" style:legend-expansion="high" chart:style-name="ch3"/>
        <chart:plot-area chart:style-name="ch4" chart:data-source-has-labels="both" svg:x="0.771cm" svg:y="1.639cm" svg:width="12.942cm" svg:height="6.831cm">
          <chartooo:coordinate-region svg:x="1.392cm" svg:y="1.838cm" svg:width="12.321cm" svg:height="5.588cm"/>
          <chart:axis chart:dimension="x" chart:name="primary-x" chart:style-name="ch5" chartooo:axis-type="auto">
            <chartooo:date-scale/>
            <chart:categories table:cell-range-address="local-table.$A$2:.$A$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0" chart:label-cell-address="local-table.$B$1" chart:class="chart:bar">
            <chart:data-point chart:repeated="9"/>
          </chart:series>
          <chart:series chart:style-name="ch9" chart:values-cell-range-address="local-table.$C$2:.$C$10" chart:label-cell-address="local-table.$C$1" chart:class="chart:bar">
            <chart:data-point chart:repeated="9"/>
          </chart:series>
          <chart:series chart:style-name="ch10" chart:values-cell-range-address="local-table.$D$2:.$D$10" chart:label-cell-address="local-table.$D$1" chart:class="chart:bar">
            <chart:data-point chart:repeated="9"/>
          </chart:series>
          <chart:series chart:style-name="ch11" chart:values-cell-range-address="local-table.$E$2:.$E$10" chart:label-cell-address="local-table.$E$1" chart:class="chart:bar">
            <chart:data-point chart:repeated="9"/>
          </chart:series>
          <chart:series chart:style-name="ch12" chart:values-cell-range-address="local-table.$F$2:.$F$10" chart:label-cell-address="local-table.$F$1" chart:class="chart:bar">
            <chart:data-point chart:repeated="9"/>
          </chart:series>
          <chart:series chart:style-name="ch13" chart:values-cell-range-address="local-table.$G$2:.$G$10" chart:label-cell-address="local-table.$G$1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</table:table-cell>
              <table:table-cell office:value-type="string">
                <text:p>EC6.2</text:p>
              </table:table-cell>
              <table:table-cell office:value-type="string">
                <text:p>EC6.3</text:p>
              </table:table-cell>
              <table:table-cell office:value-type="string">
                <text:p>EC6.4</text:p>
              </table:table-cell>
              <table:table-cell office:value-type="string">
                <text:p>EC6.5</text:p>
              </table:table-cell>
              <table:table-cell office:value-type="string">
                <text:p>EC6.6</text:p>
              </table:table-cell>
            </table:table-row>
          </table:table-header-rows>
          <table:table-rows>
            <table:table-row>
              <table:table-cell office:value-type="string">
                <text:p>Cluster1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/>
      <style:text-properties fo:color="#1a1a1a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svg:stroke-color="#3c3c3c" draw:fill="none" draw:fill-color="#000000"/>
      <style:text-properties fo:color="#1a1a1a" fo:font-size="10pt" style:font-size-asian="10pt" style:font-family-complex="Arial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graphic-properties svg:stroke-color="#b3b3b3"/>
      <style:text-properties fo:color="#1a1a1a" fo:font-size="10pt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1a1a1a" fo:font-size="10pt" style:font-size-asian="10pt" style:font-family-complex="Arial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svg:stroke-color="#3c3c3c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svg:stroke-color="#3c3c3c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svg:stroke-color="#3c3c3c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svg:stroke-color="#3c3c3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svg:stroke-color="#3c3c3c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svg:stroke-color="#3c3c3c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16.063cm" svg:height="9.067cm" xlink:href="." xlink:type="simple" chart:class="chart:bar" chart:style-name="ch1">
        <chart:title svg:x="2.339cm" svg:y="0.317cm" chart:style-name="ch2">
          <text:p> hCluster Method= median distance Method = minkowski</text:p>
        </chart:title>
        <chart:legend chart:legend-position="end" svg:x="14.355cm" svg:y="2.989cm" style:legend-expansion="high" chart:style-name="ch3"/>
        <chart:plot-area chart:style-name="ch4" chart:data-source-has-labels="both" svg:x="0.771cm" svg:y="1.639cm" svg:width="12.942cm" svg:height="6.827cm">
          <chartooo:coordinate-region svg:x="1.392cm" svg:y="1.838cm" svg:width="12.321cm" svg:height="5.981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bar">
            <chart:data-point chart:repeated="5"/>
          </chart:series>
          <chart:series chart:style-name="ch9" chart:values-cell-range-address="local-table.$C$2:.$C$6" chart:label-cell-address="local-table.$C$1" chart:class="chart:bar">
            <chart:data-point chart:repeated="5"/>
          </chart:series>
          <chart:series chart:style-name="ch10" chart:values-cell-range-address="local-table.$D$2:.$D$6" chart:label-cell-address="local-table.$D$1" chart:class="chart:bar">
            <chart:data-point chart:repeated="5"/>
          </chart:series>
          <chart:series chart:style-name="ch11" chart:values-cell-range-address="local-table.$E$2:.$E$6" chart:label-cell-address="local-table.$E$1" chart:class="chart:bar">
            <chart:data-point chart:repeated="5"/>
          </chart:series>
          <chart:series chart:style-name="ch12" chart:values-cell-range-address="local-table.$F$2:.$F$6" chart:label-cell-address="local-table.$F$1" chart:class="chart:bar">
            <chart:data-point chart:repeated="5"/>
          </chart:series>
          <chart:series chart:style-name="ch13" chart:values-cell-range-address="local-table.$G$2:.$G$6" chart:label-cell-address="local-table.$G$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</table:table-cell>
              <table:table-cell office:value-type="string">
                <text:p>EC6.2</text:p>
              </table:table-cell>
              <table:table-cell office:value-type="string">
                <text:p>EC6.3</text:p>
              </table:table-cell>
              <table:table-cell office:value-type="string">
                <text:p>EC6.4</text:p>
              </table:table-cell>
              <table:table-cell office:value-type="string">
                <text:p>EC6.5</text:p>
              </table:table-cell>
              <table:table-cell office:value-type="string">
                <text:p>EC6.6</text:p>
              </table:table-cell>
            </table:table-row>
          </table:table-header-rows>
          <table:table-rows>
            <table:table-row>
              <table:table-cell office:value-type="string">
                <text:p>Cluster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